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fierAnnotationAutowireBeanFactoryTests.testAutowireCandidateExplicitlyFalseWithField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alifierAnnotationAutowireBeanFactoryTests.testAutowireCandidateWithConstructor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AutowireBeanFactoryTests.testAutowireCandidateWithMultipleCandidates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alifierAnnotationAutowireBeanFactoryTests.testAutowireCandidateWithShor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alifierAnnotationAutowireBeanFactoryTests.testAutowireCandidateWithField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alifierAnnotationAutowireBeanFactoryTests.testAutowireCandidateDefaultWithIrrelevan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alifiedTestBean.QualifiedTestBean( @ TestQualifier Person tp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TestBean.autowireQualified( @ TestQualifier Person tp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alifierAnnotationAutowireBeanFactoryTests.testAutowireCandidateExplicitlyFalseWithIrrelevan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alifiedTestBean.autowireNonqualified( Person tp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alifierAnnotationAutowireBeanFactoryTests.testAutowireCandidateWithMethod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